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C65911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color="#FF0000"/>
    </style:style>
    <style:style style:name="ce8" style:family="table-cell" style:parent-style-name="Default" style:data-style-name="N0">
      <style:table-cell-properties fo:border="thin solid #000000" fo:background-color="#C65911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1" table:style-name="ce1"/>
          <table:table-cell office:value-type="string" table:style-name="ce1">
            <text:p>w1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k2</text:p>
          </table:table-cell>
          <table:table-cell table:number-columns-repeated="16370"/>
        </table:table-row>
        <table:table-row table:style-name="ro1">
          <table:table-cell office:value-type="float" office:value="149" table:style-name="ce2">
            <table:cell-range-source table:name="Połączenie1" table:last-column-spanned="2" table:last-row-spanned="999" xlink:href="C:\Users\domin\OneDrive\Documents\cpp\2020\2020prubna\zadanie5.txt"/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9" table:style-name="ce1"/>
          <table:table-cell office:value-type="string" table:style-name="ce1">
            <text:p>w2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k2</text:p>
          </table:table-cell>
          <table:table-cell table:number-columns-repeated="16370"/>
        </table:table-row>
        <table:table-row table:number-rows-repeated="21" table:style-name="ro1">
          <table:table-cell office:value-type="float" office:value="149" table:style-name="ce2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9" table:style-name="ce2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16382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5"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float" office:value="32" table:style-name="ce2">
            <text:p>3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6" table:style-name="ce1"/>
          <table:table-cell office:value-type="string" table:style-name="ce1">
            <text:p>n=długoś ciągu</text:p>
          </table:table-cell>
          <table:table-cell table:number-columns-repeated="16375"/>
        </table:table-row>
        <table:table-row table:number-rows-repeated="15"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+1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+1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2" table:style-name="ce1"/>
          <table:table-cell office:value-type="string" table:style-name="ce1">
            <text:p>i</text:p>
          </table:table-cell>
          <table:table-cell office:value-type="string" table:style-name="ce1">
            <text:p>i+1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0" table:style-name="ce1"/>
          <table:table-cell office:value-type="string" table:style-name="ce1">
            <text:p>t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5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1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1" table:style-name="ce1"/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1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table:number-columns-repeated="13" table:style-name="ce1"/>
          <table:table-cell office:value-type="float" office:value="997002" table:formula="of:=999*998" table:style-name="ce1">
            <text:p>997002</text:p>
          </table:table-cell>
          <table:table-cell table:number-columns-repeated="16368"/>
        </table:table-row>
        <table:table-row table:number-rows-repeated="11" table:style-name="ro1"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number-rows-repeated="6"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number-rows-repeated="16" table:style-name="ro1">
          <table:table-cell office:value-type="float" office:value="3041119" table:style-name="ce1">
            <text:p>3041119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15" table:style-name="ro1">
          <table:table-cell office:value-type="float" office:value="9954567" table:style-name="ce1">
            <text:p>9954567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3193699" table:style-name="ce1">
            <text:p>31936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5707375" table:style-name="ce1">
            <text:p>4057073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1121736" table:style-name="ce1">
            <text:p>5011217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98853360" table:style-name="ce1">
            <text:p>9988533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3713644" table:style-name="ce1">
            <text:p>3637136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5160786" table:style-name="ce1">
            <text:p>2551607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3080864" table:style-name="ce1">
            <text:p>2930808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4368698" table:style-name="ce1">
            <text:p>4743686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346465" table:style-name="ce1">
            <text:p>93464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842801" table:style-name="ce1">
            <text:p>878428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6371801" table:style-name="ce1">
            <text:p>3163718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6420101" table:style-name="ce1">
            <text:p>3264201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6404485" table:style-name="ce1">
            <text:p>1764044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8501055" table:style-name="ce1">
            <text:p>2685010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979445" table:style-name="ce1">
            <text:p>509794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5275543" table:style-name="ce1">
            <text:p>2752755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1821608" table:style-name="ce1">
            <text:p>1718216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6735512" table:style-name="ce1">
            <text:p>6367355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9336" table:style-name="ce1">
            <text:p>6193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30953987" table:style-name="ce1">
            <text:p>8309539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0813260" table:style-name="ce1">
            <text:p>5808132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4029561" table:style-name="ce1">
            <text:p>2740295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90189431" table:style-name="ce1">
            <text:p>7901894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3166403" table:style-name="ce1">
            <text:p>5131664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5880245" table:style-name="ce1">
            <text:p>2558802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836864" table:style-name="ce1">
            <text:p>468368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1471852" table:style-name="ce1">
            <text:p>1414718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55685226" table:style-name="ce1">
            <text:p>4556852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3788566" table:style-name="ce1">
            <text:p>3837885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2887914" table:style-name="ce1">
            <text:p>2928879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8702972" table:style-name="ce1">
            <text:p>42870297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9673022" table:style-name="ce1">
            <text:p>3896730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1486882" table:style-name="ce1">
            <text:p>3514868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757932" table:style-name="ce1">
            <text:p>877579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8063591" table:style-name="ce1">
            <text:p>980635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99069868" table:style-name="ce1">
            <text:p>79906986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9724420" table:style-name="ce1">
            <text:p>2997244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610873" table:style-name="ce1">
            <text:p>276108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258192" table:style-name="ce1">
            <text:p>682581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850432" table:style-name="ce1">
            <text:p>498504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159675" table:style-name="ce1">
            <text:p>721596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3954632" table:style-name="ce1">
            <text:p>6139546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2983787" table:style-name="ce1">
            <text:p>4029837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8848937" table:style-name="ce1">
            <text:p>988489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07466579" table:style-name="ce1">
            <text:p>6074665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328434" table:style-name="ce1">
            <text:p>643284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262831" table:style-name="ce1">
            <text:p>142628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3817779" table:style-name="ce1">
            <text:p>8138177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273737" table:style-name="ce1">
            <text:p>192737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7983017" table:style-name="ce1">
            <text:p>3879830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4840071" table:style-name="ce1">
            <text:p>4348400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5124789" table:style-name="ce1">
            <text:p>1851247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6092510" table:style-name="ce1">
            <text:p>5160925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5674130" table:style-name="ce1">
            <text:p>1556741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037553" table:style-name="ce1">
            <text:p>350375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4670591" table:style-name="ce1">
            <text:p>2546705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8380527" table:style-name="ce1">
            <text:p>1883805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1536808" table:style-name="ce1">
            <text:p>1015368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3092073" table:style-name="ce1">
            <text:p>3230920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3921927" table:style-name="ce1">
            <text:p>2539219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9133188" table:style-name="ce1">
            <text:p>8491331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6158741" table:style-name="ce1">
            <text:p>5661587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7244143" table:style-name="ce1">
            <text:p>2872441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1128390" table:style-name="ce1">
            <text:p>911283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2493954" table:style-name="ce1">
            <text:p>4924939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3339023" table:style-name="ce1">
            <text:p>2333390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1835459" table:style-name="ce1">
            <text:p>1818354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8476712" table:style-name="ce1">
            <text:p>6484767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739553" table:style-name="ce1">
            <text:p>497395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044783" table:style-name="ce1">
            <text:p>290447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5115111" table:style-name="ce1">
            <text:p>2651151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1359311" table:style-name="ce1">
            <text:p>4913593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6538944" table:style-name="ce1">
            <text:p>3665389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5521182" table:style-name="ce1">
            <text:p>4855211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4200064" table:style-name="ce1">
            <text:p>3942000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766987" table:style-name="ce1">
            <text:p>717669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8496839" table:style-name="ce1">
            <text:p>3784968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8867463" table:style-name="ce1">
            <text:p>6488674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4367524" table:style-name="ce1">
            <text:p>3243675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5559882" table:style-name="ce1">
            <text:p>455598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079564" table:style-name="ce1">
            <text:p>670795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7953356" table:style-name="ce1">
            <text:p>1879533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1940677" table:style-name="ce1">
            <text:p>5519406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168166" table:style-name="ce1">
            <text:p>1291681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8682669" table:style-name="ce1">
            <text:p>2586826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2183667" table:style-name="ce1">
            <text:p>5721836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2221622" table:style-name="ce1">
            <text:p>4022216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8099727" table:style-name="ce1">
            <text:p>2480997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6382926" table:style-name="ce1">
            <text:p>2863829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3031200" table:style-name="ce1">
            <text:p>2730312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1539625" table:style-name="ce1">
            <text:p>4115396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8099426" table:style-name="ce1">
            <text:p>3280994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5867049" table:style-name="ce1">
            <text:p>2658670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3217306" table:style-name="ce1">
            <text:p>7032173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4659763" table:style-name="ce1">
            <text:p>4146597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145203" table:style-name="ce1">
            <text:p>781452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4334702" table:style-name="ce1">
            <text:p>3243347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9042237" table:style-name="ce1">
            <text:p>7290422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0193723" table:style-name="ce1">
            <text:p>2201937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6963416" table:style-name="ce1">
            <text:p>2769634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6792109" table:style-name="ce1">
            <text:p>2167921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7721380" table:style-name="ce1">
            <text:p>6877213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4649268" table:style-name="ce1">
            <text:p>86464926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9752966" table:style-name="ce1">
            <text:p>8597529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38048429" table:style-name="ce1">
            <text:p>8380484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9061599" table:style-name="ce1">
            <text:p>3590615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2446671" table:style-name="ce1">
            <text:p>4124466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6639262" table:style-name="ce1">
            <text:p>1366392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3295683" table:style-name="ce1">
            <text:p>1232956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886983" table:style-name="ce1">
            <text:p>128869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4953681" table:style-name="ce1">
            <text:p>6949536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6253509" table:style-name="ce1">
            <text:p>8062535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3520409" table:style-name="ce1">
            <text:p>2435204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8937320" table:style-name="ce1">
            <text:p>4489373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7657467" table:style-name="ce1">
            <text:p>2576574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2601746" table:style-name="ce1">
            <text:p>2826017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2989585" table:style-name="ce1">
            <text:p>2329895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400066" table:style-name="ce1">
            <text:p>254000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4449118" table:style-name="ce1">
            <text:p>5644491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3672112" table:style-name="ce1">
            <text:p>2336721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2347758" table:style-name="ce1">
            <text:p>6223477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8966425" table:style-name="ce1">
            <text:p>7289664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1898841" table:style-name="ce1">
            <text:p>2018988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7913538" table:style-name="ce1">
            <text:p>6179135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898348" table:style-name="ce1">
            <text:p>848983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4934235" table:style-name="ce1">
            <text:p>1049342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8850497" table:style-name="ce1">
            <text:p>6488504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2157583" table:style-name="ce1">
            <text:p>3021575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5239738" table:style-name="ce1">
            <text:p>3452397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2703223" table:style-name="ce1">
            <text:p>4627032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9369275" table:style-name="ce1">
            <text:p>993692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5695943" table:style-name="ce1">
            <text:p>4056959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2324058" table:style-name="ce1">
            <text:p>1723240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51053004" table:style-name="ce1">
            <text:p>6510530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414271" table:style-name="ce1">
            <text:p>724142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1195858" table:style-name="ce1">
            <text:p>1611958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5176008" table:style-name="ce1">
            <text:p>3651760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0973039" table:style-name="ce1">
            <text:p>5109730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242655" table:style-name="ce1">
            <text:p>292426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4937220" table:style-name="ce1">
            <text:p>3649372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0934813" table:style-name="ce1">
            <text:p>4109348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256675" table:style-name="ce1">
            <text:p>572566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0390468" table:style-name="ce1">
            <text:p>33039046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7303151" table:style-name="ce1">
            <text:p>7673031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5980838" table:style-name="ce1">
            <text:p>459808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4452182" table:style-name="ce1">
            <text:p>1544521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2724284" table:style-name="ce1">
            <text:p>5527242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7892041" table:style-name="ce1">
            <text:p>1778920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3143891" table:style-name="ce1">
            <text:p>8131438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03662146" table:style-name="ce1">
            <text:p>6036621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537740" table:style-name="ce1">
            <text:p>215377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8973888" table:style-name="ce1">
            <text:p>2389738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2793287" table:style-name="ce1">
            <text:p>3227932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2546180" table:style-name="ce1">
            <text:p>3825461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6940920" table:style-name="ce1">
            <text:p>4369409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8221266" table:style-name="ce1">
            <text:p>7882212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482275" table:style-name="ce1">
            <text:p>354822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972254" table:style-name="ce1">
            <text:p>859722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0751607" table:style-name="ce1">
            <text:p>70075160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7852133" table:style-name="ce1">
            <text:p>1678521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0200726" table:style-name="ce1">
            <text:p>7702007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8346560" table:style-name="ce1">
            <text:p>4483465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7598659" table:style-name="ce1">
            <text:p>5275986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3260253" table:style-name="ce1">
            <text:p>4132602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1620265" table:style-name="ce1">
            <text:p>2016202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35342939" table:style-name="ce1">
            <text:p>7353429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7801976" table:style-name="ce1">
            <text:p>5178019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4822567" table:style-name="ce1">
            <text:p>3548225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0291935" table:style-name="ce1">
            <text:p>5702919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4659916" table:style-name="ce1">
            <text:p>946599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0512754" table:style-name="ce1">
            <text:p>6205127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6165380" table:style-name="ce1">
            <text:p>1661653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7546923" table:style-name="ce1">
            <text:p>1175469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8525901" table:style-name="ce1">
            <text:p>1385259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233499" table:style-name="ce1">
            <text:p>842334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6180049" table:style-name="ce1">
            <text:p>7661800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3948101" table:style-name="ce1">
            <text:p>6839481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6824313" table:style-name="ce1">
            <text:p>2668243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0068223" table:style-name="ce1">
            <text:p>3500682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5918539" table:style-name="ce1">
            <text:p>4859185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3721230" table:style-name="ce1">
            <text:p>4337212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5027403" table:style-name="ce1">
            <text:p>4950274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1029963" table:style-name="ce1">
            <text:p>5410299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5539747" table:style-name="ce1">
            <text:p>955397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0297919" table:style-name="ce1">
            <text:p>14029791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0082529" table:style-name="ce1">
            <text:p>1900825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5761076" table:style-name="ce1">
            <text:p>6257610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809873" table:style-name="ce1">
            <text:p>318098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8961477" table:style-name="ce1">
            <text:p>1289614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5884497" table:style-name="ce1">
            <text:p>1058844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4772079" table:style-name="ce1">
            <text:p>2947720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7862355" table:style-name="ce1">
            <text:p>1278623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330885" table:style-name="ce1">
            <text:p>523308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0871830" table:style-name="ce1">
            <text:p>2608718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3516481" table:style-name="ce1">
            <text:p>5035164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3500946" table:style-name="ce1">
            <text:p>1835009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3874533" table:style-name="ce1">
            <text:p>4838745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0756343" table:style-name="ce1">
            <text:p>1007563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1269534" table:style-name="ce1">
            <text:p>2512695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2303912" table:style-name="ce1">
            <text:p>2223039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47113900" table:style-name="ce1">
            <text:p>7471139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112943" table:style-name="ce1">
            <text:p>341129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1938142" table:style-name="ce1">
            <text:p>15193814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5083582" table:style-name="ce1">
            <text:p>3450835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3246346" table:style-name="ce1">
            <text:p>1232463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3812110" table:style-name="ce1">
            <text:p>1838121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425111" table:style-name="ce1">
            <text:p>154251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2374726" table:style-name="ce1">
            <text:p>5723747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9599342" table:style-name="ce1">
            <text:p>9959934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0271739" table:style-name="ce1">
            <text:p>5602717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669560" table:style-name="ce1">
            <text:p>116695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683545" table:style-name="ce1">
            <text:p>1296835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8477102" table:style-name="ce1">
            <text:p>5484771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0876562" table:style-name="ce1">
            <text:p>5108765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375274" table:style-name="ce1">
            <text:p>853752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9529617" table:style-name="ce1">
            <text:p>1595296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0529802" table:style-name="ce1">
            <text:p>2005298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7545646" table:style-name="ce1">
            <text:p>1675456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8577949" table:style-name="ce1">
            <text:p>4985779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55000286" table:style-name="ce1">
            <text:p>7550002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8783008" table:style-name="ce1">
            <text:p>4687830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2292598" table:style-name="ce1">
            <text:p>1922925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9027471" table:style-name="ce1">
            <text:p>1390274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4285983" table:style-name="ce1">
            <text:p>8042859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24866988" table:style-name="ce1">
            <text:p>9248669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8127043" table:style-name="ce1">
            <text:p>3581270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7666292" table:style-name="ce1">
            <text:p>4076662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6377412" table:style-name="ce1">
            <text:p>7863774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0090483" table:style-name="ce1">
            <text:p>8500904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9734395" table:style-name="ce1">
            <text:p>5997343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4760911" table:style-name="ce1">
            <text:p>2647609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7696578" table:style-name="ce1">
            <text:p>5076965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7315693" table:style-name="ce1">
            <text:p>5673156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1102543" table:style-name="ce1">
            <text:p>911025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2821939" table:style-name="ce1">
            <text:p>4028219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1007260" table:style-name="ce1">
            <text:p>7110072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8615586" table:style-name="ce1">
            <text:p>2086155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0091046" table:style-name="ce1">
            <text:p>1700910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3889537" table:style-name="ce1">
            <text:p>8238895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2377485" table:style-name="ce1">
            <text:p>4723774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2137804" table:style-name="ce1">
            <text:p>1821378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1042826" table:style-name="ce1">
            <text:p>1810428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0770352" table:style-name="ce1">
            <text:p>5107703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1910478" table:style-name="ce1">
            <text:p>8619104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4286559" table:style-name="ce1">
            <text:p>7042865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3660844" table:style-name="ce1">
            <text:p>4736608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1585546" table:style-name="ce1">
            <text:p>5415855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515441" table:style-name="ce1">
            <text:p>245154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0729028" table:style-name="ce1">
            <text:p>8107290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29193387" table:style-name="ce1">
            <text:p>9291933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6995302" table:style-name="ce1">
            <text:p>8769953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5607173" table:style-name="ce1">
            <text:p>2656071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40856" table:style-name="ce1">
            <text:p>57408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6088546" table:style-name="ce1">
            <text:p>3760885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753289" table:style-name="ce1">
            <text:p>637532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8986151" table:style-name="ce1">
            <text:p>4089861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5678755" table:style-name="ce1">
            <text:p>4356787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70196781" table:style-name="ce1">
            <text:p>9701967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8041630" table:style-name="ce1">
            <text:p>7180416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07814702" table:style-name="ce1">
            <text:p>6078147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3804874" table:style-name="ce1">
            <text:p>5438048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1533597" table:style-name="ce1">
            <text:p>2815335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6017262" table:style-name="ce1">
            <text:p>1960172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3416198" table:style-name="ce1">
            <text:p>1534161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9433454" table:style-name="ce1">
            <text:p>3994334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8575706" table:style-name="ce1">
            <text:p>8285757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188190" table:style-name="ce1">
            <text:p>801881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55948357" table:style-name="ce1">
            <text:p>7559483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1649663" table:style-name="ce1">
            <text:p>4216496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9858021" table:style-name="ce1">
            <text:p>1198580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5727806" table:style-name="ce1">
            <text:p>6657278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485060" table:style-name="ce1">
            <text:p>464850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9291118" table:style-name="ce1">
            <text:p>2092911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4603234" table:style-name="ce1">
            <text:p>7146032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6147529" table:style-name="ce1">
            <text:p>2461475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5419960" table:style-name="ce1">
            <text:p>3154199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210577" table:style-name="ce1">
            <text:p>812105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8951911" table:style-name="ce1">
            <text:p>2489519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7692302" table:style-name="ce1">
            <text:p>5276923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2517122" table:style-name="ce1">
            <text:p>2525171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3860765" table:style-name="ce1">
            <text:p>2038607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5126781" table:style-name="ce1">
            <text:p>4951267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109459" table:style-name="ce1">
            <text:p>121094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4153085" table:style-name="ce1">
            <text:p>1741530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074726" table:style-name="ce1">
            <text:p>700747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6472476" table:style-name="ce1">
            <text:p>3864724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4770380" table:style-name="ce1">
            <text:p>3747703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8172461" table:style-name="ce1">
            <text:p>3481724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8371941" table:style-name="ce1">
            <text:p>4883719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0228522" table:style-name="ce1">
            <text:p>4002285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551892" table:style-name="ce1">
            <text:p>335518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98826" table:style-name="ce1">
            <text:p>71988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7381677" table:style-name="ce1">
            <text:p>5273816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7462686" table:style-name="ce1">
            <text:p>3374626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8153744" table:style-name="ce1">
            <text:p>2881537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6748656" table:style-name="ce1">
            <text:p>3767486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0551339" table:style-name="ce1">
            <text:p>2305513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8237548" table:style-name="ce1">
            <text:p>3082375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2559652" table:style-name="ce1">
            <text:p>2925596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8565721" table:style-name="ce1">
            <text:p>3785657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106899" table:style-name="ce1">
            <text:p>261068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2010977" table:style-name="ce1">
            <text:p>7220109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158125" table:style-name="ce1">
            <text:p>311581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5248032" table:style-name="ce1">
            <text:p>3552480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0895006" table:style-name="ce1">
            <text:p>2308950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2956705" table:style-name="ce1">
            <text:p>7029567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196502" table:style-name="ce1">
            <text:p>1291965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7739999" table:style-name="ce1">
            <text:p>6477399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3886860" table:style-name="ce1">
            <text:p>2638868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1579528" table:style-name="ce1">
            <text:p>8515795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7199555" table:style-name="ce1">
            <text:p>5071995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8505332" table:style-name="ce1">
            <text:p>1985053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6357178" table:style-name="ce1">
            <text:p>1063571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8291805" table:style-name="ce1">
            <text:p>1082918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2443346" table:style-name="ce1">
            <text:p>6124433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3607410" table:style-name="ce1">
            <text:p>3136074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660513" table:style-name="ce1">
            <text:p>356605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6056817" table:style-name="ce1">
            <text:p>1160568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9649411" table:style-name="ce1">
            <text:p>2496494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8316220" table:style-name="ce1">
            <text:p>3583162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5272518" table:style-name="ce1">
            <text:p>2952725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487910" table:style-name="ce1">
            <text:p>244879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9620994" table:style-name="ce1">
            <text:p>5596209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197310" table:style-name="ce1">
            <text:p>161973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6402605" table:style-name="ce1">
            <text:p>6664026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5505026" table:style-name="ce1">
            <text:p>5655050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562136" table:style-name="ce1">
            <text:p>135621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871212" table:style-name="ce1">
            <text:p>818712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1988143" table:style-name="ce1">
            <text:p>2119881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9687706" table:style-name="ce1">
            <text:p>6296877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6999930" table:style-name="ce1">
            <text:p>6169999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004311" table:style-name="ce1">
            <text:p>800043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8555282" table:style-name="ce1">
            <text:p>1385552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1243286" table:style-name="ce1">
            <text:p>3312432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789316" table:style-name="ce1">
            <text:p>207893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4638469" table:style-name="ce1">
            <text:p>5746384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8690765" table:style-name="ce1">
            <text:p>2686907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4700276" table:style-name="ce1">
            <text:p>4147002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5183088" table:style-name="ce1">
            <text:p>1151830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1063084" table:style-name="ce1">
            <text:p>4010630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2308236" table:style-name="ce1">
            <text:p>4423082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6708547" table:style-name="ce1">
            <text:p>967085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040601" table:style-name="ce1">
            <text:p>170406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7511533" table:style-name="ce1">
            <text:p>1675115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2346684" table:style-name="ce1">
            <text:p>4223466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0304089" table:style-name="ce1">
            <text:p>1603040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7901626" table:style-name="ce1">
            <text:p>8679016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2435124" table:style-name="ce1">
            <text:p>6724351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4322554" table:style-name="ce1">
            <text:p>1843225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4108450" table:style-name="ce1">
            <text:p>8641084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4866513" table:style-name="ce1">
            <text:p>1048665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2413453" table:style-name="ce1">
            <text:p>3624134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6152411" table:style-name="ce1">
            <text:p>3061524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2097000" table:style-name="ce1">
            <text:p>5220970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8582961" table:style-name="ce1">
            <text:p>5785829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5872934" table:style-name="ce1">
            <text:p>4658729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1807695" table:style-name="ce1">
            <text:p>1418076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33064779" table:style-name="ce1">
            <text:p>7330647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4469346" table:style-name="ce1">
            <text:p>8044693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0514610" table:style-name="ce1">
            <text:p>6105146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7632722" table:style-name="ce1">
            <text:p>1276327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867553" table:style-name="ce1">
            <text:p>1298675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6281390" table:style-name="ce1">
            <text:p>3562813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4865" table:style-name="ce1">
            <text:p>3348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8643863" table:style-name="ce1">
            <text:p>8586438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9650262" table:style-name="ce1">
            <text:p>2696502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7630973" table:style-name="ce1">
            <text:p>3276309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97512727" table:style-name="ce1">
            <text:p>7975127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27187584" table:style-name="ce1">
            <text:p>9271875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8405100" table:style-name="ce1">
            <text:p>8084051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1038470" table:style-name="ce1">
            <text:p>4210384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142798" table:style-name="ce1">
            <text:p>211427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7892226" table:style-name="ce1">
            <text:p>4478922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817486" table:style-name="ce1">
            <text:p>668174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1431875" table:style-name="ce1">
            <text:p>8514318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3121231" table:style-name="ce1">
            <text:p>831212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5032895" table:style-name="ce1">
            <text:p>5150328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0165325" table:style-name="ce1">
            <text:p>1901653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6820784" table:style-name="ce1">
            <text:p>2368207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1087025" table:style-name="ce1">
            <text:p>3510870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0038081" table:style-name="ce1">
            <text:p>4800380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0709303" table:style-name="ce1">
            <text:p>3507093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1406290" table:style-name="ce1">
            <text:p>2114062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9466743" table:style-name="ce1">
            <text:p>8294667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6495378" table:style-name="ce1">
            <text:p>1264953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8025141" table:style-name="ce1">
            <text:p>3880251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915517" table:style-name="ce1">
            <text:p>269155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8517206" table:style-name="ce1">
            <text:p>4085172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3682246" table:style-name="ce1">
            <text:p>1836822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7117549" table:style-name="ce1">
            <text:p>3771175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9216618" table:style-name="ce1">
            <text:p>4492166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500986" table:style-name="ce1">
            <text:p>425009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1918758" table:style-name="ce1">
            <text:p>2419187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4722926" table:style-name="ce1">
            <text:p>3447229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6948993" table:style-name="ce1">
            <text:p>2869489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607692" table:style-name="ce1">
            <text:p>526076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4751522" table:style-name="ce1">
            <text:p>2447515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2566955" table:style-name="ce1">
            <text:p>6125669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69765436" table:style-name="ce1">
            <text:p>9697654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9775811" table:style-name="ce1">
            <text:p>8597758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43319" table:style-name="ce1">
            <text:p>334331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0123488" table:style-name="ce1">
            <text:p>901234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7845828" table:style-name="ce1">
            <text:p>2478458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3234251" table:style-name="ce1">
            <text:p>7032342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4161456" table:style-name="ce1">
            <text:p>741614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7836906" table:style-name="ce1">
            <text:p>2678369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30091258" table:style-name="ce1">
            <text:p>5300912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3050680" table:style-name="ce1">
            <text:p>4630506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6381818" table:style-name="ce1">
            <text:p>6163818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8906567" table:style-name="ce1">
            <text:p>8789065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669585" table:style-name="ce1">
            <text:p>336695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7806441" table:style-name="ce1">
            <text:p>2378064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9495010" table:style-name="ce1">
            <text:p>3794950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6954604" table:style-name="ce1">
            <text:p>5269546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1877123" table:style-name="ce1">
            <text:p>4318771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8260287" table:style-name="ce1">
            <text:p>2582602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522391" table:style-name="ce1">
            <text:p>185223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5607630" table:style-name="ce1">
            <text:p>1356076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8223128" table:style-name="ce1">
            <text:p>1482231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4648129" table:style-name="ce1">
            <text:p>1946481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2816995" table:style-name="ce1">
            <text:p>5428169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4238353" table:style-name="ce1">
            <text:p>7242383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4001821" table:style-name="ce1">
            <text:p>8540018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817285" table:style-name="ce1">
            <text:p>718172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0162937" table:style-name="ce1">
            <text:p>2101629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7520026" table:style-name="ce1">
            <text:p>6875200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8057064" table:style-name="ce1">
            <text:p>4080570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8549403" table:style-name="ce1">
            <text:p>4685494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5740351" table:style-name="ce1">
            <text:p>6457403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031277" table:style-name="ce1">
            <text:p>260312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4625326" table:style-name="ce1">
            <text:p>946253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9030021" table:style-name="ce1">
            <text:p>1090300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28675476" table:style-name="ce1">
            <text:p>9286754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3157143" table:style-name="ce1">
            <text:p>7731571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8121356" table:style-name="ce1">
            <text:p>4081213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6358832" table:style-name="ce1">
            <text:p>3063588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332255" table:style-name="ce1">
            <text:p>373322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6244716" table:style-name="ce1">
            <text:p>3762447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742307" table:style-name="ce1">
            <text:p>1174230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8014179" table:style-name="ce1">
            <text:p>5480141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83620" table:style-name="ce1">
            <text:p>76836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2784128" table:style-name="ce1">
            <text:p>2227841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3001218" table:style-name="ce1">
            <text:p>2130012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54496791" table:style-name="ce1">
            <text:p>4544967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3517951" table:style-name="ce1">
            <text:p>1135179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9218714" table:style-name="ce1">
            <text:p>3492187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1306957" table:style-name="ce1">
            <text:p>5113069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5852525" table:style-name="ce1">
            <text:p>1658525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096205" table:style-name="ce1">
            <text:p>240962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3199621" table:style-name="ce1">
            <text:p>1031996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7572135" table:style-name="ce1">
            <text:p>5975721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5619591" table:style-name="ce1">
            <text:p>2656195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529579" table:style-name="ce1">
            <text:p>125295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2293021" table:style-name="ce1">
            <text:p>1422930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20534610" table:style-name="ce1">
            <text:p>6205346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38596474" table:style-name="ce1">
            <text:p>7385964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8408232" table:style-name="ce1">
            <text:p>4184082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799198" table:style-name="ce1">
            <text:p>347991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29443" table:style-name="ce1">
            <text:p>12294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002680" table:style-name="ce1">
            <text:p>570026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8303099" table:style-name="ce1">
            <text:p>3683030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5607178" table:style-name="ce1">
            <text:p>5256071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6930213" table:style-name="ce1">
            <text:p>1469302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6646560" table:style-name="ce1">
            <text:p>3366465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2407190" table:style-name="ce1">
            <text:p>4724071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4413822" table:style-name="ce1">
            <text:p>1844138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2479206" table:style-name="ce1">
            <text:p>1324792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0227326" table:style-name="ce1">
            <text:p>1502273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6194038" table:style-name="ce1">
            <text:p>4761940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5501947" table:style-name="ce1">
            <text:p>755019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7075376" table:style-name="ce1">
            <text:p>7170753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284060" table:style-name="ce1">
            <text:p>782840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339954" table:style-name="ce1">
            <text:p>113399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52888691" table:style-name="ce1">
            <text:p>4528886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1285118" table:style-name="ce1">
            <text:p>4612851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9516733" table:style-name="ce1">
            <text:p>5995167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050795" table:style-name="ce1">
            <text:p>420507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4766752" table:style-name="ce1">
            <text:p>947667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5510824" table:style-name="ce1">
            <text:p>655108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4509801" table:style-name="ce1">
            <text:p>7145098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5583774" table:style-name="ce1">
            <text:p>2155837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9724526" table:style-name="ce1">
            <text:p>7097245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393704" table:style-name="ce1">
            <text:p>703937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009628" table:style-name="ce1">
            <text:p>120096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8862343" table:style-name="ce1">
            <text:p>5688623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8706634" table:style-name="ce1">
            <text:p>6887066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5928811" table:style-name="ce1">
            <text:p>1259288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9908318" table:style-name="ce1">
            <text:p>2499083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8227576" table:style-name="ce1">
            <text:p>2182275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9544895" table:style-name="ce1">
            <text:p>4395448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3537094" table:style-name="ce1">
            <text:p>6935370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7907602" table:style-name="ce1">
            <text:p>2779076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2262961" table:style-name="ce1">
            <text:p>3922629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77744256" table:style-name="ce1">
            <text:p>9777442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2044864" table:style-name="ce1">
            <text:p>3720448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4866052" table:style-name="ce1">
            <text:p>948660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7960073" table:style-name="ce1">
            <text:p>6479600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1230036" table:style-name="ce1">
            <text:p>6712300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361737" table:style-name="ce1">
            <text:p>713617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1852608" table:style-name="ce1">
            <text:p>6718526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56392131" table:style-name="ce1">
            <text:p>10563921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00179926" table:style-name="ce1">
            <text:p>9001799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4689279" table:style-name="ce1">
            <text:p>1546892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8960093" table:style-name="ce1">
            <text:p>1789600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2268438" table:style-name="ce1">
            <text:p>3422684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1613584" table:style-name="ce1">
            <text:p>1416135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5000817" table:style-name="ce1">
            <text:p>4250008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8080199" table:style-name="ce1">
            <text:p>6980801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3981449" table:style-name="ce1">
            <text:p>1339814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1984049" table:style-name="ce1">
            <text:p>1219840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4295812" table:style-name="ce1">
            <text:p>7242958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8421736" table:style-name="ce1">
            <text:p>2584217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5662093" table:style-name="ce1">
            <text:p>2256620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0480678" table:style-name="ce1">
            <text:p>6104806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056826" table:style-name="ce1">
            <text:p>460568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3157606" table:style-name="ce1">
            <text:p>5731576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2545639" table:style-name="ce1">
            <text:p>5425456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026630" table:style-name="ce1">
            <text:p>660266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4854110" table:style-name="ce1">
            <text:p>2648541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0663996" table:style-name="ce1">
            <text:p>27066399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972546" table:style-name="ce1">
            <text:p>489725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7498978" table:style-name="ce1">
            <text:p>2174989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8530205" table:style-name="ce1">
            <text:p>2285302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7730312" table:style-name="ce1">
            <text:p>2077303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4416948" table:style-name="ce1">
            <text:p>1544169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0991218" table:style-name="ce1">
            <text:p>2809912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519053" table:style-name="ce1">
            <text:p>375190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3708027" table:style-name="ce1">
            <text:p>5237080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7433374" table:style-name="ce1">
            <text:p>1374333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3276222" table:style-name="ce1">
            <text:p>5832762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3514786" table:style-name="ce1">
            <text:p>7035147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3795" table:style-name="ce1">
            <text:p>5237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2920644" table:style-name="ce1">
            <text:p>2129206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3444476" table:style-name="ce1">
            <text:p>17344447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2108048" table:style-name="ce1">
            <text:p>1121080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6318510" table:style-name="ce1">
            <text:p>3963185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78686838" table:style-name="ce1">
            <text:p>9786868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2796333" table:style-name="ce1">
            <text:p>6327963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8288209" table:style-name="ce1">
            <text:p>5482882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8380146" table:style-name="ce1">
            <text:p>5683801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03629" table:style-name="ce1">
            <text:p>15036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1943811" table:style-name="ce1">
            <text:p>1819438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0335090" table:style-name="ce1">
            <text:p>1203350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5592292" table:style-name="ce1">
            <text:p>1355922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2026772" table:style-name="ce1">
            <text:p>12202677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2389577" table:style-name="ce1">
            <text:p>3523895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0411794" table:style-name="ce1">
            <text:p>6304117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8708874" table:style-name="ce1">
            <text:p>5987088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792533" table:style-name="ce1">
            <text:p>497925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3725203" table:style-name="ce1">
            <text:p>7837252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347321" table:style-name="ce1">
            <text:p>493473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6001736" table:style-name="ce1">
            <text:p>2360017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8518894" table:style-name="ce1">
            <text:p>8685188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8250883" table:style-name="ce1">
            <text:p>2582508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0623354" table:style-name="ce1">
            <text:p>3206233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843460" table:style-name="ce1">
            <text:p>708434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412037" table:style-name="ce1">
            <text:p>164120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6024028" table:style-name="ce1">
            <text:p>1060240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7014956" table:style-name="ce1">
            <text:p>1470149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6049130" table:style-name="ce1">
            <text:p>5860491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7397065" table:style-name="ce1">
            <text:p>5673970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9349143" table:style-name="ce1">
            <text:p>2593491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9972672" table:style-name="ce1">
            <text:p>14997267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24047760" table:style-name="ce1">
            <text:p>10240477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4373580" table:style-name="ce1">
            <text:p>1043735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8345829" table:style-name="ce1">
            <text:p>7183458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5381649" table:style-name="ce1">
            <text:p>1953816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9536333" table:style-name="ce1">
            <text:p>8695363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0166175" table:style-name="ce1">
            <text:p>6801661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5603135" table:style-name="ce1">
            <text:p>4956031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9978155" table:style-name="ce1">
            <text:p>2899781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5301737" table:style-name="ce1">
            <text:p>2453017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909638" table:style-name="ce1">
            <text:p>649096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34511" table:style-name="ce1">
            <text:p>8345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8862014" table:style-name="ce1">
            <text:p>1288620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3819962" table:style-name="ce1">
            <text:p>3938199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8730740" table:style-name="ce1">
            <text:p>1987307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3878321" table:style-name="ce1">
            <text:p>7238783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5014383" table:style-name="ce1">
            <text:p>2550143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3015715" table:style-name="ce1">
            <text:p>1630157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580764" table:style-name="ce1">
            <text:p>845807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5877398" table:style-name="ce1">
            <text:p>1258773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403635" table:style-name="ce1">
            <text:p>244036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8553054" table:style-name="ce1">
            <text:p>5285530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2778624" table:style-name="ce1">
            <text:p>8027786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0360226" table:style-name="ce1">
            <text:p>6703602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2532516" table:style-name="ce1">
            <text:p>6325325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0230426" table:style-name="ce1">
            <text:p>3702304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9463332" table:style-name="ce1">
            <text:p>4294633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657615" table:style-name="ce1">
            <text:p>486576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1344322" table:style-name="ce1">
            <text:p>3413443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796835" table:style-name="ce1">
            <text:p>407968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4891346" table:style-name="ce1">
            <text:p>2848913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79427871" table:style-name="ce1">
            <text:p>3794278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3724221" table:style-name="ce1">
            <text:p>3037242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7842022" table:style-name="ce1">
            <text:p>578420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7980727" table:style-name="ce1">
            <text:p>2079807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0280682" table:style-name="ce1">
            <text:p>5202806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6438457" table:style-name="ce1">
            <text:p>6464384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8543727" table:style-name="ce1">
            <text:p>8685437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9588060" table:style-name="ce1">
            <text:p>66958806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5001263" table:style-name="ce1">
            <text:p>7650012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9067570" table:style-name="ce1">
            <text:p>5890675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7586670" table:style-name="ce1">
            <text:p>4675866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2194349" table:style-name="ce1">
            <text:p>5921943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1125417" table:style-name="ce1">
            <text:p>4111254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2974206" table:style-name="ce1">
            <text:p>2129742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9250003" table:style-name="ce1">
            <text:p>4692500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36916364" table:style-name="ce1">
            <text:p>5369163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1840823" table:style-name="ce1">
            <text:p>1118408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2376411" table:style-name="ce1">
            <text:p>2823764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6568089" table:style-name="ce1">
            <text:p>1065680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2738013" table:style-name="ce1">
            <text:p>5227380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826070" table:style-name="ce1">
            <text:p>308260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3967901" table:style-name="ce1">
            <text:p>4739679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368705" table:style-name="ce1">
            <text:p>123687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56269" table:style-name="ce1">
            <text:p>66562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4081826" table:style-name="ce1">
            <text:p>1440818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9644561" table:style-name="ce1">
            <text:p>5096445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5966673" table:style-name="ce1">
            <text:p>1159666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727199" table:style-name="ce1">
            <text:p>697271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1696474" table:style-name="ce1">
            <text:p>5416964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5030466" table:style-name="ce1">
            <text:p>4750304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4588905" table:style-name="ce1">
            <text:p>1945889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1304655" table:style-name="ce1">
            <text:p>4013046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7314857" table:style-name="ce1">
            <text:p>4173148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9925459" table:style-name="ce1">
            <text:p>6399254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157186" table:style-name="ce1">
            <text:p>241571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8770128" table:style-name="ce1">
            <text:p>8087701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39370139" table:style-name="ce1">
            <text:p>6393701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1836144" table:style-name="ce1">
            <text:p>3018361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6659732" table:style-name="ce1">
            <text:p>6466597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5703815" table:style-name="ce1">
            <text:p>3657038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5689792" table:style-name="ce1">
            <text:p>4856897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7565818" table:style-name="ce1">
            <text:p>5975658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6986234" table:style-name="ce1">
            <text:p>3469862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0123967" table:style-name="ce1">
            <text:p>3001239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5253373" table:style-name="ce1">
            <text:p>22525337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1092297" table:style-name="ce1">
            <text:p>1910922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659294" table:style-name="ce1">
            <text:p>726592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35126198" table:style-name="ce1">
            <text:p>5351261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9860161" table:style-name="ce1">
            <text:p>1698601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8798323" table:style-name="ce1">
            <text:p>1687983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9339566" table:style-name="ce1">
            <text:p>3993395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6321971" table:style-name="ce1">
            <text:p>49632197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2627080" table:style-name="ce1">
            <text:p>7726270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8621791" table:style-name="ce1">
            <text:p>986217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7422631" table:style-name="ce1">
            <text:p>3574226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1277099" table:style-name="ce1">
            <text:p>1112770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9128891" table:style-name="ce1">
            <text:p>1491288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1999693" table:style-name="ce1">
            <text:p>3019996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58556747" table:style-name="ce1">
            <text:p>7585567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88803277" table:style-name="ce1">
            <text:p>8888032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072988" table:style-name="ce1">
            <text:p>420729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307054" table:style-name="ce1">
            <text:p>873070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1252108" table:style-name="ce1">
            <text:p>3012521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6160898" table:style-name="ce1">
            <text:p>2861608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8319538" table:style-name="ce1">
            <text:p>2983195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6952684" table:style-name="ce1">
            <text:p>7769526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8036824" table:style-name="ce1">
            <text:p>2580368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5197079" table:style-name="ce1">
            <text:p>1451970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0996398" table:style-name="ce1">
            <text:p>4609963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2713525" table:style-name="ce1">
            <text:p>3527135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0561722" table:style-name="ce1">
            <text:p>2205617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2664290" table:style-name="ce1">
            <text:p>3826642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3832590" table:style-name="ce1">
            <text:p>8238325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8023000" table:style-name="ce1">
            <text:p>4680230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126177" table:style-name="ce1">
            <text:p>121261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622716" table:style-name="ce1">
            <text:p>786227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991362" table:style-name="ce1">
            <text:p>139913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979680" table:style-name="ce1">
            <text:p>769796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7115880" table:style-name="ce1">
            <text:p>5471158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4439666" table:style-name="ce1">
            <text:p>3444396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4666515" table:style-name="ce1">
            <text:p>2646665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535641" table:style-name="ce1">
            <text:p>585356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2566477" table:style-name="ce1">
            <text:p>2725664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9438741" table:style-name="ce1">
            <text:p>4394387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8797444" table:style-name="ce1">
            <text:p>3887974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4064364" table:style-name="ce1">
            <text:p>1940643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6650382" table:style-name="ce1">
            <text:p>5066503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7967781" table:style-name="ce1">
            <text:p>3379677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6012937" table:style-name="ce1">
            <text:p>760129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17867594" table:style-name="ce1">
            <text:p>5178675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8429898" table:style-name="ce1">
            <text:p>884298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5947984" table:style-name="ce1">
            <text:p>959479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6622066" table:style-name="ce1">
            <text:p>2366220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1288196" table:style-name="ce1">
            <text:p>47128819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9243193" table:style-name="ce1">
            <text:p>4792431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4033967" table:style-name="ce1">
            <text:p>6640339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9967879" table:style-name="ce1">
            <text:p>1599678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9331084" table:style-name="ce1">
            <text:p>68933108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3090421" table:style-name="ce1">
            <text:p>3230904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66508509" table:style-name="ce1">
            <text:p>2665085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7175928" table:style-name="ce1">
            <text:p>1571759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2843550" table:style-name="ce1">
            <text:p>3928435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52624475" table:style-name="ce1">
            <text:p>65262447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890504" table:style-name="ce1">
            <text:p>358905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8271257" table:style-name="ce1">
            <text:p>5582712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8929539" table:style-name="ce1">
            <text:p>489295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4977677" table:style-name="ce1">
            <text:p>5049776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0563877" table:style-name="ce1">
            <text:p>2805638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3844730" table:style-name="ce1">
            <text:p>4738447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2069488" table:style-name="ce1">
            <text:p>8020694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5706816" table:style-name="ce1">
            <text:p>1157068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7320251" table:style-name="ce1">
            <text:p>1673202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7836403" table:style-name="ce1">
            <text:p>4678364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5243510" table:style-name="ce1">
            <text:p>5452435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17590" table:style-name="ce1">
            <text:p>56175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3062046" table:style-name="ce1">
            <text:p>1430620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2155962" table:style-name="ce1">
            <text:p>55215596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96783113" table:style-name="ce1">
            <text:p>5967831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57451934" table:style-name="ce1">
            <text:p>9574519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919279" table:style-name="ce1">
            <text:p>309192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2191022" table:style-name="ce1">
            <text:p>1021910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7308028" table:style-name="ce1">
            <text:p>5673080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2586285" table:style-name="ce1">
            <text:p>1325862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4058655" table:style-name="ce1">
            <text:p>70405865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90538527" table:style-name="ce1">
            <text:p>4905385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2360574" table:style-name="ce1">
            <text:p>3323605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70282978" table:style-name="ce1">
            <text:p>6702829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8661298" table:style-name="ce1">
            <text:p>1086612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49017516" table:style-name="ce1">
            <text:p>6490175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5310895" table:style-name="ce1">
            <text:p>1653108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10317267" table:style-name="ce1">
            <text:p>2103172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2703866" table:style-name="ce1">
            <text:p>3527038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37048425" table:style-name="ce1">
            <text:p>10370484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70604941" table:style-name="ce1">
            <text:p>9706049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8420122" table:style-name="ce1">
            <text:p>4784201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1051327" table:style-name="ce1">
            <text:p>2310513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624233" table:style-name="ce1">
            <text:p>856242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542363" table:style-name="ce1">
            <text:p>235423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9508079" table:style-name="ce1">
            <text:p>11950807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2864293" table:style-name="ce1">
            <text:p>2028642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1668731" table:style-name="ce1">
            <text:p>1916687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2899083" table:style-name="ce1">
            <text:p>2528990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8144" table:style-name="ce1">
            <text:p>1381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6542166" table:style-name="ce1">
            <text:p>3965421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7839374" table:style-name="ce1">
            <text:p>31783937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22184457" table:style-name="ce1">
            <text:p>9221844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0978609" table:style-name="ce1">
            <text:p>1509786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7088853" table:style-name="ce1">
            <text:p>2870888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467666" table:style-name="ce1">
            <text:p>724676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4992226" table:style-name="ce1">
            <text:p>2849922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6482701" table:style-name="ce1">
            <text:p>1464827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4999" table:style-name="ce1">
            <text:p>87499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4985043" table:style-name="ce1">
            <text:p>3449850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4727869" table:style-name="ce1">
            <text:p>3547278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10414366" table:style-name="ce1">
            <text:p>8104143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16892592" table:style-name="ce1">
            <text:p>6168925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1968038" table:style-name="ce1">
            <text:p>2819680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8853383" table:style-name="ce1">
            <text:p>988533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5813498" table:style-name="ce1">
            <text:p>1358134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2903951" table:style-name="ce1">
            <text:p>4129039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748100" table:style-name="ce1">
            <text:p>357481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6407793" table:style-name="ce1">
            <text:p>2364077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69455487" table:style-name="ce1">
            <text:p>86945548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0550861" table:style-name="ce1">
            <text:p>805508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2118185" table:style-name="ce1">
            <text:p>24211818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781113" table:style-name="ce1">
            <text:p>327811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1606020" table:style-name="ce1">
            <text:p>3616060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065816" table:style-name="ce1">
            <text:p>470658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2091235" table:style-name="ce1">
            <text:p>4020912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0635268" table:style-name="ce1">
            <text:p>29063526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83856930" table:style-name="ce1">
            <text:p>6838569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593348" table:style-name="ce1">
            <text:p>325933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0427651" table:style-name="ce1">
            <text:p>11042765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6496120" table:style-name="ce1">
            <text:p>5864961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8550930" table:style-name="ce1">
            <text:p>1485509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6449212" table:style-name="ce1">
            <text:p>4764492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1509282" table:style-name="ce1">
            <text:p>1515092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0261302" table:style-name="ce1">
            <text:p>1402613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2616025" table:style-name="ce1">
            <text:p>3826160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4293" table:style-name="ce1">
            <text:p>129429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6793564" table:style-name="ce1">
            <text:p>3967935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375088" table:style-name="ce1">
            <text:p>5237508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7532327" table:style-name="ce1">
            <text:p>2775323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1033890" table:style-name="ce1">
            <text:p>2710338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0967865" table:style-name="ce1">
            <text:p>1009678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1900220" table:style-name="ce1">
            <text:p>2519002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4090565" table:style-name="ce1">
            <text:p>1740905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9737869" table:style-name="ce1">
            <text:p>15973786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954566" table:style-name="ce1">
            <text:p>99545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2015317" table:style-name="ce1">
            <text:p>1320153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417786" table:style-name="ce1">
            <text:p>8241778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1684458" table:style-name="ce1">
            <text:p>3616844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9678992" table:style-name="ce1">
            <text:p>14967899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7757956" table:style-name="ce1">
            <text:p>14775795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176589" table:style-name="ce1">
            <text:p>4217658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432046" table:style-name="ce1">
            <text:p>124320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70288352" table:style-name="ce1">
            <text:p>4702883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39746983" table:style-name="ce1">
            <text:p>7397469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55374270" table:style-name="ce1">
            <text:p>55537427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58424878" table:style-name="ce1">
            <text:p>3584248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873454" table:style-name="ce1">
            <text:p>528734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81317880" table:style-name="ce1">
            <text:p>5813178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8903928" table:style-name="ce1">
            <text:p>7789039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23025577" table:style-name="ce1">
            <text:p>8230255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88910761" table:style-name="ce1">
            <text:p>3889107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1301766" table:style-name="ce1">
            <text:p>1413017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7033610" table:style-name="ce1">
            <text:p>6970336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411961" table:style-name="ce1">
            <text:p>404119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90326559" table:style-name="ce1">
            <text:p>8903265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33927817" table:style-name="ce1">
            <text:p>3339278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797654" table:style-name="ce1">
            <text:p>427976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7673931" table:style-name="ce1">
            <text:p>2576739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163298" table:style-name="ce1">
            <text:p>8716329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9678953" table:style-name="ce1">
            <text:p>8967895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91222450" table:style-name="ce1">
            <text:p>7912224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7849101" table:style-name="ce1">
            <text:p>1078491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08331783" table:style-name="ce1">
            <text:p>70833178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5943380" table:style-name="ce1">
            <text:p>3059433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7743429" table:style-name="ce1">
            <text:p>1577434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0298648" table:style-name="ce1">
            <text:p>902986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4125934" table:style-name="ce1">
            <text:p>1241259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0238514" table:style-name="ce1">
            <text:p>5002385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05418161" table:style-name="ce1">
            <text:p>2054181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0350791" table:style-name="ce1">
            <text:p>8403507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2434897" table:style-name="ce1">
            <text:p>2243489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8277540" table:style-name="ce1">
            <text:p>2382775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8354211" table:style-name="ce1">
            <text:p>3683542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1780712" table:style-name="ce1">
            <text:p>4417807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08465266" table:style-name="ce1">
            <text:p>30846526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4696682" table:style-name="ce1">
            <text:p>1946966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7055443" table:style-name="ce1">
            <text:p>4170554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6978465" table:style-name="ce1">
            <text:p>669784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3293304" table:style-name="ce1">
            <text:p>2432933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86353619" table:style-name="ce1">
            <text:p>18635361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89480290" table:style-name="ce1">
            <text:p>28948029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1830324" table:style-name="ce1">
            <text:p>718303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75085661" table:style-name="ce1">
            <text:p>87508566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84472452" table:style-name="ce1">
            <text:p>8844724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25850282" table:style-name="ce1">
            <text:p>52585028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8043127" table:style-name="ce1">
            <text:p>5080431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59170633" table:style-name="ce1">
            <text:p>7591706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2251464" table:style-name="ce1">
            <text:p>11225146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02202000" table:style-name="ce1">
            <text:p>100220200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908086180" table:style-name="ce1">
            <text:p>9080861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63624343" table:style-name="ce1">
            <text:p>1636243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7919959" table:style-name="ce1">
            <text:p>7791995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08929747" table:style-name="ce1">
            <text:p>4089297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9434665" table:style-name="ce1">
            <text:p>27943466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45119222" table:style-name="ce1">
            <text:p>3451192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6919123" table:style-name="ce1">
            <text:p>4669191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3547842" table:style-name="ce1">
            <text:p>46354784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8588894" table:style-name="ce1">
            <text:p>3985888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5669735" table:style-name="ce1">
            <text:p>856697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4359652" table:style-name="ce1">
            <text:p>8435965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0042338" table:style-name="ce1">
            <text:p>1300423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24788136" table:style-name="ce1">
            <text:p>7247881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95416157" table:style-name="ce1">
            <text:p>69541615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4087416" table:style-name="ce1">
            <text:p>2340874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66246509" table:style-name="ce1">
            <text:p>3662465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1715595" table:style-name="ce1">
            <text:p>10171559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34241067" table:style-name="ce1">
            <text:p>43424106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97565315" table:style-name="ce1">
            <text:p>2975653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9610138" table:style-name="ce1">
            <text:p>1596101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49260845" table:style-name="ce1">
            <text:p>5492608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5305220" table:style-name="ce1">
            <text:p>1153052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4767454" table:style-name="ce1">
            <text:p>46476745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28712601" table:style-name="ce1">
            <text:p>3287126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17667411" table:style-name="ce1">
            <text:p>3176674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8583291" table:style-name="ce1">
            <text:p>11858329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7268494" table:style-name="ce1">
            <text:p>2726849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91304980" table:style-name="ce1">
            <text:p>19130498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73417758" table:style-name="ce1">
            <text:p>17341775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47657981" table:style-name="ce1">
            <text:p>44765798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0686034" table:style-name="ce1">
            <text:p>3906860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8830609" table:style-name="ce1">
            <text:p>1488306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88272863" table:style-name="ce1">
            <text:p>8827286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782672110" table:style-name="ce1">
            <text:p>7826721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26968613" table:style-name="ce1">
            <text:p>4269686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37372777" table:style-name="ce1">
            <text:p>23737277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6512878" table:style-name="ce1">
            <text:p>5651287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671345" table:style-name="ce1">
            <text:p>46713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9730547" table:style-name="ce1">
            <text:p>397305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19117400" table:style-name="ce1">
            <text:p>419117400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418344405" table:style-name="ce1">
            <text:p>418344405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362468126" table:style-name="ce1">
            <text:p>362468126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224476227" table:style-name="ce1">
            <text:p>224476227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444846160" table:style-name="ce1">
            <text:p>4448461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</text:p>
          </table:table-cell>
          <table:table-cell table:number-columns-repeated="16380" table:style-name="ce1"/>
        </table:table-row>
        <table:table-row table:style-name="ro1">
          <table:table-cell office:value-type="float" office:value="130253958" table:style-name="ce1">
            <text:p>1302539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q</text:p>
          </table:table-cell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1">
          <table:table-cell office:value-type="float" office:value="372953704" table:style-name="ce1">
            <text:p>37295370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q</text:p>
          </table:table-cell>
          <table:table-cell table:number-columns-repeated="16379"/>
        </table:table-row>
        <table:table-row table:style-name="ro1">
          <table:table-cell office:value-type="float" office:value="135778215" table:style-name="ce1">
            <text:p>135778215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7576" table:style-name="ro1">
          <table:table-cell table:number-columns-repeated="16384"/>
        </table:table-row>
        <table:named-expressions>
          <table:named-range table:name="Połączenie1" table:cell-range-address="Arkusz4.$A$2:Arkusz4.$B$1000" table:base-cell-address="Arkusz4.$A$1"/>
          <table:named-range table:name="zadanie5" table:cell-range-address="Arkusz4.$A$2:Arkusz4.$B$1000" table:base-cell-address="Arkusz4.$A$1"/>
        </table:named-expressions>
      </table:table>
      <table:database-ranges>
        <table:database-range table:target-range-address="Arkusz4.A2:Arkusz4.B100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Dominik Winiarek</meta:initial-creator>
    <dc:creator>Dominik Winiarek</dc:creator>
    <meta:creation-date>2020-04-15T17:03:20Z</meta:creation-date>
    <dc:date>2020-04-16T14:49:03Z</dc:date>
  </office:meta>
</office:document-meta>
</file>